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24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23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21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20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19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19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19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19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18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18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18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18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18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18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17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17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17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16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16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16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16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16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16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16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15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15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36" calcext:value-type="float">
            <text:p>36.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15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15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15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36" calcext:value-type="float">
            <text:p>36.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15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36" calcext:value-type="float">
            <text:p>36.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15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15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15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36" calcext:value-type="float">
            <text:p>36.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14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14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36" calcext:value-type="float">
            <text:p>36.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14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14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14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14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14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14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14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1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13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13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13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13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736" calcext:value-type="float">
            <text:p>36.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12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12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92" calcext:value-type="float">
            <text:p>36.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12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12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11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11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11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11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11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11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11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11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11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11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10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10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10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10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10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10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10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736" calcext:value-type="float">
            <text:p>36.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10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10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736" calcext:value-type="float">
            <text:p>36.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10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928" calcext:value-type="float">
            <text:p>36.1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09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928" calcext:value-type="float">
            <text:p>36.1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09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09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09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09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832" calcext:value-type="float">
            <text:p>36.0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09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688" calcext:value-type="float">
            <text:p>35.9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09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09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832" calcext:value-type="float">
            <text:p>36.0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09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832" calcext:value-type="float">
            <text:p>36.0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08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08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832" calcext:value-type="float">
            <text:p>36.0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08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08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08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08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832" calcext:value-type="float">
            <text:p>36.0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08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08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08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08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08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736" calcext:value-type="float">
            <text:p>36.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07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07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07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06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06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06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06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06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06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06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05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05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05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05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05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04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2003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576" meta:object-count="0"/>
    <meta:user-defined meta:name="AppVersion">3.0</meta:user-defined>
  </office:meta>
</office:document-meta>
</file>